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draw:textarea-vertical-align="top" fo:min-height="2.629cm" loext:decorative="false"/>
      <style:paragraph-properties style:writing-mode="lr-tb"/>
    </style:style>
    <style:style style:name="pr2" style:family="presentation" style:parent-style-name="Padrão-subtitle">
      <style:graphic-properties draw:textarea-vertical-align="top" fo:min-height="11.377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title">
      <style:graphic-properties draw:textarea-vertical-align="top" fo:min-height="1.372cm" loext:decorative="false"/>
      <style:paragraph-properties style:writing-mode="lr-tb"/>
    </style:style>
    <style:style style:name="pr5" style:family="presentation" style:parent-style-name="Padrão-subtitle">
      <style:graphic-properties draw:textarea-vertical-align="top" fo:min-height="9.955cm" loext:decorative="false"/>
      <style:paragraph-properties style:writing-mode="lr-tb"/>
    </style:style>
    <style:style style:name="pr6" style:family="presentation" style:parent-style-name="Padrão-title">
      <style:graphic-properties draw:textarea-vertical-align="top" fo:min-height="1.872cm" loext:decorative="false"/>
      <style:paragraph-properties style:writing-mode="lr-tb"/>
    </style:style>
    <style:style style:name="pr7" style:family="presentation" style:parent-style-name="Padrão-subtitle">
      <style:graphic-properties draw:textarea-vertical-align="top" loext:decorative="false"/>
      <style:paragraph-properties style:writing-mode="lr-tb"/>
    </style:style>
    <style:style style:name="pr8" style:family="presentation" style:parent-style-name="Padrão-subtitle">
      <style:graphic-properties draw:textarea-vertical-align="top" fo:min-height="7.111cm" loext:decorative="false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  <style:text-properties style:font-name="Ubuntu" fo:font-size="24pt" fo:font-weight="bold"/>
    </style:style>
    <style:style style:name="P3" style:family="paragraph">
      <style:paragraph-properties fo:line-height="150%" fo:text-align="start"/>
      <style:text-properties style:font-name="Ubuntu" fo:font-size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Ubuntu" fo:font-size="30pt" fo:font-weight="bold"/>
    </style:style>
    <style:style style:name="P7" style:family="paragraph">
      <style:paragraph-properties fo:line-height="150%" fo:text-align="start"/>
      <style:text-properties style:font-name="Ubuntu" fo:font-size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style:font-name="Ubuntu" fo:font-size="26pt" fo:font-weight="bold"/>
    </style:style>
    <style:style style:name="P10" style:family="paragraph">
      <style:paragraph-properties fo:line-height="150%" fo:text-align="start"/>
      <style:text-properties style:font-name="Roboto" fo:font-size="24pt"/>
    </style:style>
    <style:style style:name="P11" style:family="paragraph">
      <style:paragraph-properties fo:text-align="center"/>
      <style:text-properties fo:font-size="26pt"/>
    </style:style>
    <style:style style:name="P12" style:family="paragraph">
      <style:paragraph-properties fo:text-align="center"/>
      <style:text-properties style:font-name="Ubuntu" fo:font-size="28pt" fo:font-weight="bold"/>
    </style:style>
    <style:style style:name="P13" style:family="paragraph">
      <style:paragraph-properties fo:line-height="150%" fo:text-align="start"/>
    </style:style>
    <style:style style:name="P14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T1" style:family="text">
      <style:text-properties style:font-name="Ubuntu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Ubuntu" fo:font-size="30pt"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per 58%"/>
    </style:style>
    <style:style style:name="T9" style:family="text">
      <style:text-properties style:font-name="Ubuntu" fo:font-size="26pt" fo:font-weight="bold"/>
    </style:style>
    <style:style style:name="T10" style:family="text">
      <style:text-properties style:font-name="Roboto" fo:font-size="24pt"/>
    </style:style>
    <style:style style:name="T11" style:family="text">
      <style:text-properties style:font-name="Ubuntu" fo:font-size="28pt" fo:font-weight="bold"/>
    </style:style>
    <style:style style:name="T12" style:family="text">
      <style:text-properties style:font-name="Ubuntu" fo:font-size="24pt" fo:font-weight="bold" style:font-weight-asian="bold" style:font-weight-complex="bold"/>
    </style:style>
    <style:style style:name="T13" style:family="text">
      <style:text-properties style:font-name="Ubuntu" fo:font-size="24pt"/>
    </style:style>
    <style:style style:name="T14" style:family="text">
      <style:text-properties style:text-position="super 58%" style:font-name="Ubuntu" fo:font-size="24pt"/>
    </style:style>
    <style:style style:name="T15" style:family="text">
      <style:text-properties style:text-position="sub 58%" style:font-name="Ubuntu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Introdução ao problema: O Desafio de Investimento do Bruno</text:span></text:p>
          </draw:text-box>
        </draw:frame>
        <draw:frame presentation:style-name="pr2" draw:text-style-name="P3" draw:layer="layout" svg:width="25.199cm" svg:height="11.377cm" svg:x="1.401cm" svg:y="3.222cm" presentation:class="subtitle" presentation:user-transformed="true">
          <draw:text-box>
            <text:p text:style-name="P3">Bruno tem <text:span text:style-name="T2">100.000 reais</text:span> para investir.</text:p>
            <text:p text:style-name="P3">Fundos: </text:p>
            <text:p text:style-name="P3">A (baixo risco): 5% ao ano.</text:p>
            <text:p text:style-name="P3">B (médio risco): 10% ao ano.</text:p>
            <text:p text:style-name="P3">C (alto risco): 12% ao ano.</text:p>
            <text:p text:style-name="P3">D (especial): Retorno especial.</text:p>
            <text:p text:style-name="P3">Limites: 10% em <text:span text:style-name="T2">C</text:span>, 20% em <text:span text:style-name="T2">B</text:span>, 30% em <text:span text:style-name="T2">D</text:span>.</text:p>
            <text:p text:style-name="P3">Vamos comparar <text:span text:style-name="T2">linear </text:span><text:span text:style-name="T3">e</text:span><text:span text:style-name="T2"> não linear</text:span> – e ver por que o resultado é igual!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Regras Comuns: O Que Não Muda nas 2 versões</text:span></text:p>
          </draw:text-box>
        </draw:frame>
        <draw:frame presentation:style-name="pr2" draw:text-style-name="P7" draw:layer="layout" svg:width="25.199cm" svg:height="11.377cm" svg:x="1.401cm" svg:y="2.922cm" presentation:class="subtitle" presentation:user-transformed="true">
          <draw:text-box>
            <text:p text:style-name="P7">Total: <text:span text:style-name="T2">100.000 reais.</text:span></text:p>
            <text:p text:style-name="P7">Limites: </text:p>
            <text:list text:style-name="L1">
              <text:list-item>
                <text:p text:style-name="P7">Máximo 10.000 reais em C.</text:p>
              </text:list-item>
              <text:list-item>
                <text:p text:style-name="P7">Máximo 20.000 reais em B.</text:p>
              </text:list-item>
              <text:list-item>
                <text:p text:style-name="P7">Máximo 30.000 reais em D.</text:p>
              </text:list-item>
            </text:list>
            <text:p text:style-name="P7">Objetivo: Maximizar <text:span text:style-name="T5">R</text:span><text:span text:style-name="T6">A </text:span><text:span text:style-name="T5">+ R</text:span><text:span text:style-name="T6">B </text:span><text:span text:style-name="T5">+ R</text:span><text:span text:style-name="T6">C </text:span><text:span text:style-name="T5">+ R</text:span><text:span text:style-name="T6">D</text:span></text:p>
            <text:p text:style-name="P7">A diferença está no Fundo D – mas o resultado surpreende!</text:p>
            <text:p text:style-name="P7"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Fundo D: Modelo Não Linear (IPOPT)</text:span></text:p>
          </draw:text-box>
        </draw:frame>
        <draw:frame presentation:style-name="pr2" draw:text-style-name="P3" draw:layer="layout" svg:width="25.199cm" svg:height="11.377cm" svg:x="1.401cm" svg:y="2.922cm" presentation:class="subtitle" presentation:user-transformed="true">
          <draw:text-box>
            <text:p text:style-name="P3">Retorno: R<text:span text:style-name="T7">D</text:span>=10<text:span text:style-name="T8">−6</text:span>×C<text:span text:style-name="T8">2</text:span><text:span text:style-name="T7">D</text:span> (curva).</text:p>
            <text:p text:style-name="P3">Exemplos: </text:p>
            <text:p text:style-name="P3">C<text:span text:style-name="T7">D</text:span> = 10.000 → 0,1 reais.</text:p>
            <text:p text:style-name="P3">C<text:span text:style-name="T7">D</text:span> = 20.000 → 0,4 reais.</text:p>
            <text:p text:style-name="P3">C<text:span text:style-name="T7">D</text:span> = 30.000 → 0,9 reais.</text:p>
            <text:p text:style-name="P3">É <text:span text:style-name="T2">quadrático</text:span>: cresce mais rápido com mais investimento.</text:p>
            <text:p text:style-name="P3">Usa <text:span text:style-name="T2">IPOPT</text:span> (solver para curvas).</text:p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Fundo D: Modelo Linear (GLPK)</text:span></text:p>
          </draw:text-box>
        </draw:frame>
        <draw:frame presentation:style-name="pr2" draw:text-style-name="P3" draw:layer="layout" svg:width="25.199cm" svg:height="11.377cm" svg:x="1.401cm" svg:y="2.922cm" presentation:class="subtitle" presentation:user-transformed="true">
          <draw:text-box>
            <text:p text:style-name="P3">Retorno: R<text:span text:style-name="T7">D </text:span>= 0,00003 x C<text:span text:style-name="T7">D</text:span> (reta).</text:p>
            <text:p text:style-name="P3">Exemplos: </text:p>
            <text:p text:style-name="P3">C<text:span text:style-name="T7">D</text:span> = 10.000 → 0,3 reais.</text:p>
            <text:p text:style-name="P3">C<text:span text:style-name="T7">D</text:span> = 20.000 → 0,6 reais.</text:p>
            <text:p text:style-name="P3">C<text:span text:style-name="T7">D</text:span> = 30.000 → 0,9 reais.</text:p>
            <text:p text:style-name="P3">É <text:span text:style-name="T2">linear</text:span>: cresce sempre igual (0,003%).</text:p>
            <text:p text:style-name="P3">Usa <text:span text:style-name="T2">GLPK</text:span> (solver para retas).</text:p>
            <text:p text:style-name="P3"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4" draw:text-style-name="P9" draw:layer="layout" svg:width="25.199cm" svg:height="1.372cm" svg:x="1.4cm" svg:y="0.628cm" presentation:class="title" presentation:user-transformed="true">
          <draw:text-box>
            <text:p text:style-name="P5"><text:span text:style-name="T9">Resultado Não Linear: Solução com IPOPT</text:span></text:p>
          </draw:text-box>
        </draw:frame>
        <draw:frame presentation:style-name="pr5" draw:text-style-name="P10" draw:layer="layout" svg:width="25.199cm" svg:height="10.445cm" svg:x="1.401cm" svg:y="1.922cm" presentation:class="subtitle" presentation:user-transformed="true">
          <draw:text-box>
            <text:p text:style-name="P10">Resultado: </text:p>
            <text:p text:style-name="P10">A: 70.000 reais → 3.500 reais.</text:p>
            <text:p text:style-name="P10">B: 20.000 reais → 2.000 reais.</text:p>
            <text:p text:style-name="P10">C: 10.000 reais → 1.200 reais.</text:p>
            <text:p text:style-name="P10">D: 0 reais → 0 reais.</text:p>
            <text:p text:style-name="P10">Total: <text:span text:style-name="T2">6.700 reais/ano</text:span>.</text:p>
            <text:p text:style-name="P10"><text:span text:style-name="T10">Código: m.R[′D′] == 1e−6∗m.C[′D′]∗∗2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4" draw:text-style-name="P9" draw:layer="layout" svg:width="25.199cm" svg:height="1.372cm" svg:x="1.4cm" svg:y="0.628cm" presentation:class="title" presentation:user-transformed="true">
          <draw:text-box>
            <text:p text:style-name="P5"><text:span text:style-name="T9">Resultado Linear: Solução com GLPK</text:span></text:p>
          </draw:text-box>
        </draw:frame>
        <draw:frame presentation:style-name="pr5" draw:text-style-name="P10" draw:layer="layout" svg:width="25.199cm" svg:height="11.937cm" svg:x="1.401cm" svg:y="1.922cm" presentation:class="subtitle" presentation:user-transformed="true">
          <draw:text-box>
            <text:p text:style-name="P10">Resultado: </text:p>
            <text:p text:style-name="P10">A: 70.000 reais → 3.500 reais.</text:p>
            <text:p text:style-name="P10">B: 20.000 reais → 2.000 reais.</text:p>
            <text:p text:style-name="P10">C: 10.000 reais → 1.200 reais.</text:p>
            <text:p text:style-name="P10">D: 0 reais → 0 reais.</text:p>
            <text:p text:style-name="P10">Total: <text:span text:style-name="T2">6.700 reais/ano</text:span>.</text:p>
            <text:p text:style-name="P10">Código: m.R[′D′] == 0.00003 ∗ m.C[′D′]</text:p>
            <text:p text:style-name="P10"/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 text:style-name="P11"><text:span text:style-name="T1">Por quê <text:s/>o mesmo resultado?</text:span></text:p>
          </draw:text-box>
        </draw:frame>
        <draw:frame presentation:style-name="pr7" draw:text-style-name="P3" draw:layer="layout" svg:width="25.199cm" svg:height="11.773cm" svg:x="1.389cm" svg:y="2.717cm">
          <draw:text-box>
            <text:p text:style-name="P3"><text:span text:style-name="T2">Fundo D é fraco:</text:span> </text:p>
            <text:list text:style-name="L1">
              <text:list-item>
                <text:p text:style-name="P3">Não Linear: Máximo 0,9 reais (C<text:span text:style-name="T7">D </text:span>= 30.000).</text:p>
              </text:list-item>
              <text:list-item>
                <text:p text:style-name="P3">Linear: Máximo 0,9 reais (C<text:span text:style-name="T7">D </text:span>= 30.000).</text:p>
              </text:list-item>
              <text:list-item>
                <text:p text:style-name="P3">Comparação: C dá 1.200 reais com 10.000!</text:p>
              </text:list-item>
            </text:list>
            <text:p text:style-name="P3"><text:span text:style-name="T2">Decisão:</text:span></text:p>
            <text:list text:continue-numbering="true" text:style-name="L1">
              <text:list-item>
                <text:p text:style-name="P3">Ambos os modelos preferem C (12%), B (10%), A (5%) e ignoram D.</text:p>
              </text:list-item>
              <text:list-item>
                <text:p text:style-name="P3">Mesmo com curva (não linear), D não compensa.</text:p>
              </text:list-item>
            </text:list>
            <text:p text:style-name="P3"><text:span text:style-name="T2">Matemática:</text:span> 6.700 reais é o máximo possível respeitando os limites.</text:p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 text:style-name="P11"><text:span text:style-name="T1">Linear vs. Não Linear: Diferenças na Teoria</text:span></text:p>
          </draw:text-box>
        </draw:frame>
        <draw:frame presentation:style-name="pr7" draw:text-style-name="P7" draw:layer="layout" svg:width="25.199cm" svg:height="12.799cm" svg:x="1.389cm" svg:y="2.717cm">
          <draw:text-box>
            <text:p text:style-name="P7"><text:span text:style-name="T2">Não Linear (IPOPT):</text:span></text:p>
            <text:list text:style-name="L1">
              <text:list-item>
                <text:p text:style-name="P7">R<text:span text:style-name="T7">D</text:span> = 10<text:span text:style-name="T8">-6 </text:span>x C<text:span text:style-name="T8">2</text:span><text:span text:style-name="T7">D</text:span> (curva)</text:p>
              </text:list-item>
              <text:list-item>
                <text:p text:style-name="P7">Mais realista se D fosse mais forte</text:p>
              </text:list-item>
              <text:list-item>
                <text:p text:style-name="P7">Solver complexo, mas poderoso</text:p>
              </text:list-item>
            </text:list>
            <text:p text:style-name="P7"><text:span text:style-name="T2">Linear (GLPK)</text:span></text:p>
            <text:list text:continue-numbering="true" text:style-name="L1">
              <text:list-item>
                <text:p text:style-name="P7">R<text:span text:style-name="T7">D </text:span>​= 0,00003 × C<text:span text:style-name="T7">D</text:span>​ (reta).</text:p>
              </text:list-item>
              <text:list-item>
                <text:p text:style-name="P7">Simplificação, menos preciso para D.</text:p>
              </text:list-item>
              <text:list-item>
                <text:p text:style-name="P7">Solver simples e rápido.</text:p>
              </text:list-item>
            </text:list>
            <text:p text:style-name="P7"/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 text:style-name="P11"><text:span text:style-name="T1">Visualizando a diferença: O retorno de D – Curva vs. Reta</text:span></text:p>
          </draw:text-box>
        </draw:frame>
        <draw:frame presentation:style-name="pr7" draw:text-style-name="P7" draw:layer="layout" svg:width="25.199cm" svg:height="11.377cm" svg:x="1.389cm" svg:y="2.717cm">
          <draw:text-box>
            <text:p text:style-name="P7"><text:span text:style-name="T2">Não Linear:</text:span></text:p>
            <text:list text:style-name="L1">
              <text:list-item>
                <text:p text:style-name="P7">10.000 reais → 0,1 reais.</text:p>
              </text:list-item>
              <text:list-item>
                <text:p text:style-name="P7">20.000 reais → 0,4 reais (curva sobe mais!).</text:p>
              </text:list-item>
            </text:list>
            <text:p text:style-name="P7"><text:span text:style-name="T2">Linear:</text:span> </text:p>
            <text:list text:continue-numbering="true" text:style-name="L1">
              <text:list-item>
                <text:p text:style-name="P7">10.000 reais → 0,3 reais.</text:p>
              </text:list-item>
              <text:list-item>
                <text:p text:style-name="P7">20.000 reais → 0,6 reais (reta constante).</text:p>
              </text:list-item>
            </text:list>
            <text:p text:style-name="P7"><text:span text:style-name="T2">Por quê igual?</text:span> Nenhum chega perto de 5%!</text:p>
            <text:p text:style-name="P7"/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5"><text:span text:style-name="T11">Conclusão: O Que Aprendemos?</text:span></text:p>
          </draw:text-box>
        </draw:frame>
        <draw:frame presentation:style-name="pr8" draw:text-style-name="P7" draw:layer="layout" svg:width="25.199cm" svg:height="8.533cm" svg:x="1.389cm" svg:y="2.717cm">
          <draw:text-box>
            <text:p text:style-name="P13"><text:span text:style-name="T12">Linear (GLPK):</text:span><text:span text:style-name="T13"> Simples, usa taxa fixa, resultado: R$ 6.700.</text:span></text:p>
            <text:p text:style-name="P13"><text:span text:style-name="T12">Não Linear (IPOPT)</text:span><text:span text:style-name="T13">: Realista, usa curva, resultado: R$ 6.700.</text:span></text:p>
            <text:p text:style-name="P13"><text:span text:style-name="T13">Por quê igual? Fundo D é muito fraco em ambos os casos.</text:span></text:p>
            <text:p text:style-name="P13"><text:span text:style-name="T12">Lição:</text:span><text:span text:style-name="T13"> Escolha o modelo pelo problema:</text:span></text:p>
            <text:list text:style-name="L1">
              <text:list-item>
                <text:p text:style-name="P13"><text:span text:style-name="T13">Linear para simplicidade.</text:span></text:p>
              </text:list-item>
              <text:list-item>
                <text:p text:style-name="P13"><text:span text:style-name="T13">Não linear para precisão quando necessário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5"><text:span text:style-name="T11">Explicação do mesmo resultado</text:span></text:p>
          </draw:text-box>
        </draw:frame>
        <draw:frame presentation:style-name="pr8" draw:text-style-name="P7" draw:layer="layout" svg:width="25.199cm" svg:height="9.955cm" svg:x="1.389cm" svg:y="2.717cm">
          <draw:text-box>
            <text:p text:style-name="P14"><text:span text:style-name="T12">Motivo Principal:</text:span><text:span text:style-name="T13"> O retorno do </text:span><text:span text:style-name="T12">Fundo D</text:span><text:span text:style-name="T13">, seja na forma não linear (10</text:span><text:span text:style-name="T14">−6</text:span><text:span text:style-name="T13">×C</text:span><text:span text:style-name="T14">2</text:span><text:span text:style-name="T15">D</text:span><text:span text:style-name="T13">) ou linear (0,00003×C</text:span><text:span text:style-name="T15">D</text:span><text:span text:style-name="T13">), é insignificante comparado aos outros fundos. Mesmo no máximo (C</text:span><text:span text:style-name="T15">D </text:span><text:span text:style-name="T13">= 30.000), </text:span><text:span text:style-name="T12">D</text:span><text:span text:style-name="T13"> oferece apenas 0,9 reais de retorno, enquanto C oferece 1.200 reais com 10.000 reais investidos. Assim, ambos os solvers (</text:span><text:span text:style-name="T12">GLPK</text:span><text:span text:style-name="T13"> e </text:span><text:span text:style-name="T12">IPOPT</text:span><text:span text:style-name="T13">) optam por não investir em </text:span><text:span text:style-name="T12">D</text:span><text:span text:style-name="T13">, maximizando os outros fundos dentro dos limites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5"><text:span text:style-name="T11">Explicação do mesmo resultado</text:span></text:p>
          </draw:text-box>
        </draw:frame>
        <draw:frame presentation:style-name="pr7" draw:text-style-name="P7" draw:layer="layout" svg:width="25.199cm" svg:height="4.267cm" svg:x="1.389cm" svg:y="2.717cm">
          <draw:text-box>
            <text:p text:style-name="P7"><text:span text:style-name="T2">Implicação:</text:span> A diferença entre linear e não linear só apareceria se o retorno de <text:span text:style-name="T2">D</text:span> fosse mais competitivo (ex.: 10<text:span text:style-name="T8">−4</text:span>×C<text:span text:style-name="T8">2</text:span><text:span text:style-name="T7">D</text:span>​ ou uma taxa linear maior).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Ubuntu" svg:font-family="Ubuntu" style:font-pitch="variable"/>
    <style:font-face style:name="Ubuntu1" svg:font-family="Ubuntu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6:05:04.876974701</meta:creation-date>
    <dc:date>2025-03-11T15:56:15.278421186</dc:date>
    <meta:editing-duration>PT23H44M6S</meta:editing-duration>
    <meta:editing-cycles>23</meta:editing-cycles>
    <meta:generator>LibreOffice/24.2.7.2$Linux_X86_64 LibreOffice_project/420$Build-2</meta:generator>
    <meta:document-statistic meta:object-count="69"/>
  </office:meta>
</office:document-meta>
</file>